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3866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0.2902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7.877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1" style:font-size-asian="6.80000019073486pt" style:language-asian="zxx" style:country-asian="none" style:font-style-asian="normal" style:font-weight-asian="normal" style:font-name-complex="DejaVu Sans Condensed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Nimbus Sans L1" fo:font-size="10pt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 Condense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ext-properties fo:font-weight="normal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2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8" table:number-columns-repeated="2"/>
          <table:table-cell table:style-name="ce1" table:number-columns-repeated="24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F METABUG</text:p>
          </table:table-cell>
          <table:table-cell/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Firefox Metabug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anie</text:p>
          </table:table-cell>
          <table:table-cell office:value-type="string">
            <text:p>GNOME 2.19.5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941">407941</text:a></text:p>
          </table:table-cell>
          <table:table-cell office:value-type="string">
            <text:p>Infer labels for objects in HTML conten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anie</text:p>
          </table:table-cell>
          <table:table-cell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63">407663</text:a></text:p>
          </table:table-cell>
          <table:table-cell office:value-type="string">
            <text:p>[blocked] Support the "Find" operation in Firefox bet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anie</text:p>
          </table:table-cell>
          <table:table-cell office:value-type="string">
            <text:p>GNOME 2.19.2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Default" office:value-type="string">
            <text:p><text:a xlink:href="http://bugzilla.gnome.org/show_bug.cgi?id=423534">423534</text:a></text:p>
          </table:table-cell>
          <table:table-cell table:style-name="ce6" office:value-type="string">
            <text:p>[blocked] structural navigation should not get stuck on slashdot.or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1261">411261</text:a></text:p>
          </table:table-cell>
          <table:table-cell table:style-name="ce6" office:value-type="string">
            <text:p>Some HTML constructs cause Orca to say just "Link" when arrowing up and down by lin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ike</text:p>
          </table:table-cell>
          <table:table-cell/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224">423224</text:a></text:p>
          </table:table-cell>
          <table:table-cell office:value-type="string">
            <text:p>[blocked] Firefox should not crash while submitting bugs in Bugzilla with Orca runnin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77">412677</text:a></text:p>
          </table:table-cell>
          <table:table-cell office:value-type="string">
            <text:p>[blocked] Navigation to links with { overflow:hidden } stylesheet results in bad behavio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35">423435</text:a></text:p>
          </table:table-cell>
          <table:table-cell office:value-type="string">
            <text:p>Orca is too chatty when loading a page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oanie</text:p>
          </table:table-cell>
          <table:table-cell office:value-type="string">
            <text:p>GNOME 2.19.2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990">413990</text:a></text:p>
          </table:table-cell>
          <table:table-cell office:value-type="string">
            <text:p>[blocked] orca should not speak table over and over again when tabbing through a web pag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62">414762</text:a></text:p>
          </table:table-cell>
          <table:table-cell office:value-type="string">
            <text:p>[blocked] Control Home/End, Up/Down Arrow don't always work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oanie</text:p>
          </table:table-cell>
          <table:table-cell office:value-type="string">
            <text:p>GNOME 2.19.4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27">423427</text:a></text:p>
          </table:table-cell>
          <table:table-cell office:value-type="string">
            <text:p>Need to add form field structural navigation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971">416971</text:a></text:p>
          </table:table-cell>
          <table:table-cell office:value-type="string">
            <text:p>[blocked] Orca does not speak or braille numbers/bullets of list items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oanie</text:p>
          </table:table-cell>
          <table:table-cell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924">422924</text:a></text:p>
          </table:table-cell>
          <table:table-cell office:value-type="string">
            <text:p>[blocked] Add more support for accessing HTML tables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illie</text:p>
          </table:table-cell>
          <table:table-cell office:value-type="string">
            <text:p>GNOME 2.19.9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23348">423348</text:a></text:p>
          </table:table-cell>
          <table:table-cell office:value-type="string">
            <text:p>Support DHTML, AJAX, ARIA in Firefox/Gecko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illie/Solaris</text:p>
          </table:table-cell>
          <table:table-cell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354">423354</text:a></text:p>
          </table:table-cell>
          <table:table-cell office:value-type="string">
            <text:p>Keyboard navigation broken on <text:a xlink:href="http://www.blindcooltech.com/">http://www.blindcooltech.com/</text:a>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8025">428025</text:a></text:p>
          </table:table-cell>
          <table:table-cell office:value-type="string">
            <text:p>Links should not be spoken twice when down arrowing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8114">428114</text:a></text:p>
          </table:table-cell>
          <table:table-cell office:value-type="string">
            <text:p>Orca sometimes misidentifies combo box contents as the name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657">414657</text:a></text:p>
          </table:table-cell>
          <table:table-cell office:value-type="string">
            <text:p>Linked headings should be announced as both heading and link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38">414738</text:a></text:p>
          </table:table-cell>
          <table:table-cell office:value-type="string">
            <text:p>Flat review in Firefox doesn't start at caret positio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7722">427722</text:a></text:p>
          </table:table-cell>
          <table:table-cell table:style-name="ce6" office:value-type="string">
            <text:p>Web page separators cause Orca to get stuck with go{Next,Previous}Lin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6360">426360</text:a></text:p>
          </table:table-cell>
          <table:table-cell table:style-name="ce6" office:value-type="string">
            <text:p>SayAll is broken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017">416017</text:a></text:p>
          </table:table-cell>
          <table:table-cell office:value-type="string">
            <text:p>[blocked] FF3 and Orca error reading a page foo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ich</text:p>
          </table:table-cell>
          <table:table-cell office:value-type="string">
            <text:p>GNOME 2.19.9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6">400716</text:a></text:p>
          </table:table-cell>
          <table:table-cell office:value-type="string">
            <text:p>[pending] sayAll should be done by sentence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illie</text:p>
          </table:table-cell>
          <table:table-cell office:value-type="string">
            <text:p>GNOME 2.19.1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2200">412200</text:a></text:p>
          </table:table-cell>
          <table:table-cell table:style-name="ce6" office:value-type="string">
            <text:p>Orca L10N / Translation issu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8147">418147</text:a></text:p>
          </table:table-cell>
          <table:table-cell office:value-type="string">
            <text:p>[pending] Error spelling words or lin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37">412837</text:a></text:p>
          </table:table-cell>
          <table:table-cell office:value-type="string">
            <text:p>Orca needs test code coverage reportin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061">415061</text:a></text:p>
          </table:table-cell>
          <table:table-cell office:value-type="string">
            <text:p>regression test results should be repeatabl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ynn</text:p>
          </table:table-cell>
          <table:table-cell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332">416332</text:a></text:p>
          </table:table-cell>
          <table:table-cell office:value-type="string">
            <text:p>Orca test coverage needs to be extende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40">368640</text:a></text:p>
          </table:table-cell>
          <table:table-cell office:value-type="string">
            <text:p>Allow user to optionally ignore or be notified of tool tip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411">404411</text:a></text:p>
          </table:table-cell>
          <table:table-cell table:style-name="ce6" office:value-type="string">
            <text:p>OpenOffice Metabu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909">413909</text:a></text:p>
          </table:table-cell>
          <table:table-cell office:value-type="string">
            <text:p>[blocked] Orca can no longer provide "smarts" for spell checking in OOo Writer v2.1 (or later)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Joanie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252">412252</text:a></text:p>
          </table:table-cell>
          <table:table-cell office:value-type="string">
            <text:p>[blocked] OOo Writer crash when using Orc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9390">429390</text:a></text:p>
          </table:table-cell>
          <table:table-cell office:value-type="string">
            <text:p>Braille stays on current line after pressing return at end of line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26010">426010</text:a></text:p>
          </table:table-cell>
          <table:table-cell office:value-type="string">
            <text:p>Implement verbalized links in OOo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style-name="ce8" table:number-columns-repeated="2"/>
          <table:table-cell table:style-name="ce1" table:number-columns-repeated="24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ike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9">419139</text:a></text:p>
          </table:table-cell>
          <table:table-cell office:value-type="string">
            <text:p>[blocked] Gnome Screen saver password dialog not accessibl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323">423323</text:a></text:p>
          </table:table-cell>
          <table:table-cell office:value-type="string">
            <text:p>[blocked] Thunderbird 3.0-a1 crashes every time I close a messag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2">
            <text:p>52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23346">423346</text:a></text:p>
          </table:table-cell>
          <table:table-cell office:value-type="string">
            <text:p>Evolution Metabu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7481">427481</text:a></text:p>
          </table:table-cell>
          <table:table-cell table:style-name="ce6" office:value-type="string">
            <text:p>"where am I" does not speak Evolution Mail...Tasks toggle button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1">419141</text:a></text:p>
          </table:table-cell>
          <table:table-cell office:value-type="string">
            <text:p>[blocked] When deleting messages in Evolution, Orca initially speaks the wrong tree item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487">422487</text:a></text:p>
          </table:table-cell>
          <table:table-cell office:value-type="string">
            <text:p>[blocked] Ability to jump to the start of the message in Evolution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149">424149</text:a></text:p>
          </table:table-cell>
          <table:table-cell table:style-name="ce6" office:value-type="string">
            <text:p>Evolution mail message window inconsistent with item selected in mail header list. 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1889">401889</text:a></text:p>
          </table:table-cell>
          <table:table-cell office:value-type="string">
            <text:p>[blocked] Orca does not speak backspaced characters in certain dialog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5563">425563</text:a></text:p>
          </table:table-cell>
          <table:table-cell office:value-type="string">
            <text:p>[blocked] Provide structural navigation of PDF documen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36">423436</text:a></text:p>
          </table:table-cell>
          <table:table-cell table:style-name="ce6" office:value-type="string">
            <text:p>RealPlayer doesn't seem to work well with Orc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58">407658</text:a></text:p>
          </table:table-cell>
          <table:table-cell table:style-name="ce7" office:value-type="string">
            <text:p>[blocked] Cannot access status bar information in Gedit</text:p>
          </table:table-cell>
          <table:table-cell table:number-columns-repeated="24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742">419742</text:a></text:p>
          </table:table-cell>
          <table:table-cell office:value-type="string">
            <text:p>Add it the ability to switch language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Lynn</text:p>
          </table:table-cell>
          <table:table-cell/>
          <table:table-cell office:value-type="string">
            <text:p>nor 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324">420324</text:a></text:p>
          </table:table-cell>
          <table:table-cell office:value-type="string">
            <text:p>Problems building Access Bridge v1.5.0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2835">402835</text:a></text:p>
          </table:table-cell>
          <table:table-cell office:value-type="string">
            <text:p>[blocked] In Firefox 3.0 a submenu of the bookmarks menu cannot be accessed, if speech is activat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Rich</text:p>
          </table:table-cell>
          <table:table-cell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475">422475</text:a></text:p>
          </table:table-cell>
          <table:table-cell office:value-type="string">
            <text:p>Orca should speak the word deleted if You enter Control-Backspac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ich</text:p>
          </table:table-cell>
          <table:table-cell office:value-type="string">
            <text:p>GNOME 2.18!</text:p>
          </table:table-cell>
          <table:table-cell office:value-type="string">
            <text:p>nor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9">404409</text:a></text:p>
          </table:table-cell>
          <table:table-cell office:value-type="string">
            <text:p>Thunderbird Metabu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9728">409728</text:a></text:p>
          </table:table-cell>
          <table:table-cell table:style-name="ce6" office:value-type="string">
            <text:p>Orca repeats mouse-selected text numerous times in thunderbir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9736">409736</text:a></text:p>
          </table:table-cell>
          <table:table-cell table:style-name="ce6" office:value-type="string">
            <text:p>[blocked] Orca does not announce the beginning of strings pasted into thunderbir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2100">412100</text:a></text:p>
          </table:table-cell>
          <table:table-cell table:style-name="ce6" office:value-type="string">
            <text:p>Text selection in Firefox fails when Orca controls the care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0088">410088</text:a></text:p>
          </table:table-cell>
          <table:table-cell table:style-name="ce6" office:value-type="string">
            <text:p>NetworkManager applet not spoken when network is disconnecte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9731">409731</text:a></text:p>
          </table:table-cell>
          <table:table-cell table:style-name="ce6" office:value-type="string">
            <text:p>Orca should speak text selected by the mous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number-columns-repeated="24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number-columns-repeated="24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number-columns-repeated="24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ill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Mike/Joanie Spec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number-columns-repeated="24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number-columns-repeated="244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number-columns-repeated="244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number-columns-repeated="24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number-columns-repeated="244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8">424528</text:a></text:p>
          </table:table-cell>
          <table:table-cell office:value-type="string">
            <text:p>Script support for gnucash.</text:p>
          </table:table-cell>
          <table:table-cell table:number-columns-repeated="244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31">424531</text:a></text:p>
          </table:table-cell>
          <table:table-cell office:value-type="string">
            <text:p>Script support for Rhythmbox.</text:p>
          </table:table-cell>
          <table:table-cell table:number-columns-repeated="244"/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number-columns-repeated="24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number-columns-repeated="244"/>
        </table:table-row>
        <table:table-row table:style-name="ro1">
          <table:table-cell office:value-type="float" office:value="108">
            <text:p>108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number-columns-repeated="244"/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number-columns-repeated="244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number-columns-repeated="24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704">407704</text:a></text:p>
          </table:table-cell>
          <table:table-cell office:value-type="string">
            <text:p>jedit does not speak or braille text in composition area</text:p>
          </table:table-cell>
          <table:table-cell table:number-columns-repeated="244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9">424529</text:a></text:p>
          </table:table-cell>
          <table:table-cell office:value-type="string">
            <text:p>Script support for Planner.</text:p>
          </table:table-cell>
          <table:table-cell table:number-columns-repeated="24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number-columns-repeated="244"/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2">424522</text:a></text:p>
          </table:table-cell>
          <table:table-cell office:value-type="string">
            <text:p>Script support for a bittorrent client.</text:p>
          </table:table-cell>
          <table:table-cell table:number-columns-repeated="244"/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number-columns-repeated="24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Mike Spec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number-columns-repeated="244"/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number-columns-repeated="24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Ask List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56">412656</text:a></text:p>
          </table:table-cell>
          <table:table-cell office:value-type="string">
            <text:p>Refactor speech generators to provide ACSS per string</text:p>
          </table:table-cell>
          <table:table-cell table:number-columns-repeated="244"/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5">424525</text:a></text:p>
          </table:table-cell>
          <table:table-cell office:value-type="string">
            <text:p>Script support for gnome-blogger.</text:p>
          </table:table-cell>
          <table:table-cell table:number-columns-repeated="244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number-columns-repeated="244"/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number-columns-repeated="244"/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4">424524</text:a></text:p>
          </table:table-cell>
          <table:table-cell office:value-type="string">
            <text:p>Script support for gftp.</text:p>
          </table:table-cell>
          <table:table-cell table:number-columns-repeated="244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number-columns-repeated="244"/>
        </table:table-row>
        <table:table-row table:style-name="ro1">
          <table:table-cell office:value-type="float" office:value="124">
            <text:p>124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number-columns-repeated="244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number-columns-repeated="244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number-columns-repeated="244"/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number-columns-repeated="244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number-columns-repeated="244"/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number-columns-repeated="244"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number-columns-repeated="244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number-columns-repeated="244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number-columns-repeated="244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number-columns-repeated="244"/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8430">408430</text:a></text:p>
          </table:table-cell>
          <table:table-cell office:value-type="string">
            <text:p>COMM_FAILURE when running simple Gtk application</text:p>
          </table:table-cell>
          <table:table-cell table:number-columns-repeated="244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47">407647</text:a></text:p>
          </table:table-cell>
          <table:table-cell office:value-type="string">
            <text:p>[blocked] Indicate the tree level of items in the Gaim (post 2.0 beta 3.1) buddy list</text:p>
          </table:table-cell>
          <table:table-cell table:number-columns-repeated="244"/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number-columns-repeated="244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number-columns-repeated="244"/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number-columns-repeated="244"/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number-columns-repeated="244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381455">381455</text:a></text:p>
          </table:table-cell>
          <table:table-cell office:value-type="string">
            <text:p>[blocked] Thunderbird does not present labels around dialog text entrie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359">412359</text:a></text:p>
          </table:table-cell>
          <table:table-cell office:value-type="string">
            <text:p>Better integration with bug buddy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61">412661</text:a></text:p>
          </table:table-cell>
          <table:table-cell office:value-type="string">
            <text:p>Gecko.py: determine isUselessObject vs. isLayoutOnly relationship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29">412829</text:a></text:p>
          </table:table-cell>
          <table:table-cell office:value-type="string">
            <text:p>[blocked] Cannot identify selected text in Firefox or Thunderbir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201">415201</text:a></text:p>
          </table:table-cell>
          <table:table-cell office:value-type="string">
            <text:p>Mouse cusor will not change its shape in magnified screen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812">415812</text:a></text:p>
          </table:table-cell>
          <table:table-cell office:value-type="string">
            <text:p>[blocked] Orca sometimes provides incorrect information regarding table header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8287">418287</text:a></text:p>
          </table:table-cell>
          <table:table-cell office:value-type="string">
            <text:p>[blocked] Treat words separated by non-breaking spaces as a single word in OOo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23">419123</text:a></text:p>
          </table:table-cell>
          <table:table-cell office:value-type="string">
            <text:p>Modified speech settings do not change immediately in preferences dialo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5">419135</text:a></text:p>
          </table:table-cell>
          <table:table-cell office:value-type="string">
            <text:p>[blocked] Tables with column headers have accessibility issue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6">419136</text:a></text:p>
          </table:table-cell>
          <table:table-cell office:value-type="string">
            <text:p>[blocked] Planner toggle button in main window not accessibl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7">419137</text:a></text:p>
          </table:table-cell>
          <table:table-cell office:value-type="string">
            <text:p>[blocked] planner Edit Task Properties dialog has broken accessible component hierarchy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8">419138</text:a></text:p>
          </table:table-cell>
          <table:table-cell office:value-type="string">
            <text:p>[blocked] In planner, toggle button on end of "Ribbon" doesn't have accessible name/description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2">419142</text:a></text:p>
          </table:table-cell>
          <table:table-cell office:value-type="string">
            <text:p>[blocked] The accessible name for Evolution mail message header list "checkbox" table cells is not useful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540">420540</text:a></text:p>
          </table:table-cell>
          <table:table-cell office:value-type="string">
            <text:p>Firefox keyboard control wish list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40">423440</text:a></text:p>
          </table:table-cell>
          <table:table-cell table:style-name="ce6" office:value-type="string">
            <text:p>Permit reloading of scripts while Orca is runnin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7876">427876</text:a></text:p>
          </table:table-cell>
          <table:table-cell table:style-name="ce6" office:value-type="string">
            <text:p>Orca hangs in linphone and ekiga soft phone</text:p>
          </table:table-cell>
          <table:table-cell table:number-columns-repeated="244"/>
        </table:table-row>
        <table:table-row table:style-name="ro2" table:number-rows-repeated="65378">
          <table:table-cell table:number-columns-repeated="251"/>
        </table:table-row>
        <table:table-row table:style-name="ro2">
          <table:table-cell table:number-columns-repeated="251"/>
        </table:table-row>
      </table:table>
      <table:database-ranges>
        <table:database-range table:target-range-address="Sheet1.A1:Sheet1.G157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3">04/13/2007</text:date>, <text:time>15:0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0$Build-9128</meta:generator>
    <meta:initial-creator>Willie Walker</meta:initial-creator>
    <meta:creation-date>2007-02-11T13:18:15</meta:creation-date>
    <dc:creator>Willie Walker</dc:creator>
    <dc:date>2007-04-13T15:00:32</dc:date>
    <meta:printed-by>Willie Walker</meta:printed-by>
    <meta:print-date>2007-03-27T09:08:39</meta:print-date>
    <dc:language>en-US</dc:language>
    <meta:editing-cycles>155</meta:editing-cycles>
    <meta:editing-duration>P3DT4H38M43S</meta:editing-duration>
    <meta:user-defined meta:name="Info 1"/>
    <meta:user-defined meta:name="Info 2"/>
    <meta:user-defined meta:name="Info 3"/>
    <meta:user-defined meta:name="Info 4"/>
    <meta:document-statistic meta:table-count="1" meta:cell-count="1015"/>
  </office:meta>
</office:document-meta>
</file>